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he South China Sea is one of the most strategically and economically important regions in the world. However, it is also a source of intense geopolitical tensions, involving multiple countries with overlapping territorial claims. This dispute primarily concerns China, the Philippines, Vietnam, Malaysia, Brunei, and Taiwan, with the United States also playing a key role. In this presentation, I will explain the reasons behind the tensions, the key players involved, and the potential consequences of this conflict.</text:p>
      <text:p text:style-name="Standard"><text:span text:style-name="Strong_20_Emphasis"><text:span text:style-name="T5"/></text:span></text:p>
      <text:p text:style-name="Standard"><text:span text:style-name="T5">The South China Sea is crucial for several reasons:</text:span></text:p>
      <text:list xml:id="list4171868464" text:style-name="L1">
        <text:list-item>
          <text:p text:style-name="P1"><text:span text:style-name="Strong_20_Emphasis"><text:span text:style-name="T5">Trade routes:</text:span></text:span><text:span text:style-name="T5"> About </text:span><text:span text:style-name="Strong_20_Emphasis"><text:span text:style-name="T5">30% of global maritime trade</text:span></text:span><text:span text:style-name="T5"> passes through this region, making it vital for international commerce.</text:span></text:p>
        </text:list-item>
        <text:list-item>
          <text:p text:style-name="P1"><text:span text:style-name="Strong_20_Emphasis"><text:span text:style-name="T5">Natural resources:</text:span></text:span><text:span text:style-name="T5"> The area is believed to contain </text:span><text:span text:style-name="Strong_20_Emphasis"><text:span text:style-name="T5">vast reserves of oil and natural gas</text:span></text:span><text:span text:style-name="T5">, as well as rich fishing grounds that sustain millions of people.</text:span></text:p>
        </text:list-item>
        <text:list-item>
          <text:p text:style-name="P1"><text:span text:style-name="Strong_20_Emphasis"><text:span text:style-name="T5">Strategic military position:</text:span></text:span><text:span text:style-name="T5"> Controlling the South China Sea allows countries to project military power and secure trade routes.</text:span></text:p>
        </text:list-item>
      </text:list>
      <text:p text:style-name="Standard"><text:span text:style-name="Strong_20_Emphasis"><text:span text:style-name="T5"/></text:span></text:p>
      <text:p text:style-name="Standard"><text:span text:style-name="T5">Several countries claim sovereignty over different parts of the South China Sea, but the most controversial claim is China’s </text:span><text:span text:style-name="Strong_20_Emphasis"><text:span text:style-name="T5">"Nine-Dash Line":</text:span></text:span></text:p>
      <text:list xml:id="list2751431532" text:style-name="L2">
        <text:list-item>
          <text:p text:style-name="P2"><text:span text:style-name="Strong_20_Emphasis"><text:span text:style-name="T5">China:</text:span></text:span><text:span text:style-name="T5"> Beijing claims almost </text:span><text:span text:style-name="Strong_20_Emphasis"><text:span text:style-name="T5">90% of the South China Sea</text:span></text:span><text:span text:style-name="T5">, based on historical maps. It has built </text:span><text:span text:style-name="Strong_20_Emphasis"><text:span text:style-name="T5">artificial islands</text:span></text:span><text:span text:style-name="T5"> and </text:span><text:span text:style-name="Strong_20_Emphasis"><text:span text:style-name="T5">military bases</text:span></text:span><text:span text:style-name="T5"> on disputed reefs, such as in the Spratly and Paracel Islands.</text:span></text:p>
        </text:list-item>
        <text:list-item>
          <text:p text:style-name="P2"><text:span text:style-name="Strong_20_Emphasis"><text:span text:style-name="T5">Other claimants:</text:span></text:span><text:span text:style-name="T5"> The Philippines, Vietnam, Malaysia, Brunei, and Taiwan also claim parts of the sea, based on international law, particularly the </text:span><text:span text:style-name="Strong_20_Emphasis"><text:span text:style-name="T5">United Nations Convention on the Law of the Sea (UNCLOS).</text:span></text:span></text:p>
        </text:list-item>
        <text:list-item>
          <text:p text:style-name="P2"><text:span text:style-name="Strong_20_Emphasis"><text:span text:style-name="T5">The Hague ruling (2016):</text:span></text:span><text:span text:style-name="T5"> The </text:span><text:span text:style-name="Strong_20_Emphasis"><text:span text:style-name="T5">Permanent Court of Arbitration</text:span></text:span><text:span text:style-name="T5"> ruled in favor of the Philippines, stating that China's claims had no legal basis. However, China </text:span><text:span text:style-name="Strong_20_Emphasis"><text:span text:style-name="T5">rejected the ruling</text:span></text:span><text:span text:style-name="T5"> and continued its activities in the region.</text:span></text:p>
        </text:list-item>
      </text:list>
      <text:p text:style-name="Standard"><text:span text:style-name="Strong_20_Emphasis"><text:span text:style-name="T5"/></text:span></text:p>
      <text:p text:style-name="Standard"><text:span text:style-name="Strong_20_Emphasis"><text:span text:style-name="T5">The role of the United States and international responses:</text:span></text:span></text:p>
      <text:list xml:id="list724321953" text:style-name="L3">
        <text:list-item>
          <text:p text:style-name="P3"><text:span text:style-name="T5">The </text:span><text:span text:style-name="Strong_20_Emphasis"><text:span text:style-name="T5">United States</text:span></text:span><text:span text:style-name="T5"> does not have territorial claims in the region, but it strongly opposes China's expansion. The US Navy regularly conducts </text:span><text:span text:style-name="Strong_20_Emphasis"><text:span text:style-name="T5">"freedom of navigation" operations (FONOPs)</text:span></text:span><text:span text:style-name="T5"> to challenge China's claims.</text:span></text:p>
        </text:list-item>
        <text:list-item>
          <text:p text:style-name="P3"><text:span text:style-name="Strong_20_Emphasis"><text:span text:style-name="T5">Other international actors,</text:span></text:span><text:span text:style-name="T5"> such as Japan, Australia, and the European Union, have expressed concern over China's aggressive actions.</text:span></text:p>
        </text:list-item>
        <text:list-item>
          <text:p text:style-name="P3"><text:span text:style-name="T5">Some Southeast Asian nations, like the Philippines, are caught between </text:span><text:span text:style-name="Strong_20_Emphasis"><text:span text:style-name="T5">economic dependence on China</text:span></text:span><text:span text:style-name="T5"> and </text:span><text:span text:style-name="Strong_20_Emphasis"><text:span text:style-name="T5">security cooperation with the US.</text:span></text:span></text:p>
        </text:list-item>
      </text:list>
      <text:p text:style-name="Standard"><text:span text:style-name="Strong_20_Emphasis"><text:span text:style-name="T5"/></text:span></text:p>
      <text:p text:style-name="P5">The ongoing tensions in the South China Sea could lead to serious consequences:</text:p>
      <text:list xml:id="list2758501307" text:style-name="L4">
        <text:list-item>
          <text:p text:style-name="P4"><text:span text:style-name="Strong_20_Emphasis"><text:span text:style-name="T5">Increased militarization:</text:span></text:span><text:span text:style-name="T5"> More countries are strengthening their naval forces, raising the risk of military confrontations.</text:span></text:p>
        </text:list-item>
        <text:list-item>
          <text:p text:style-name="P4"><text:span text:style-name="Strong_20_Emphasis"><text:span text:style-name="T5">Economic impacts:</text:span></text:span><text:span text:style-name="T5"> A major conflict could disrupt global trade, affecting economies worldwide.</text:span></text:p>
        </text:list-item>
        <text:list-item>
          <text:p text:style-name="P4"><text:span text:style-name="Strong_20_Emphasis"><text:span text:style-name="T5">Diplomatic challenges:</text:span></text:span><text:span text:style-name="T5"> Finding a peaceful resolution remains difficult, as China refuses to compromise, and regional tensions continue to rise.</text:span></text:p>
        </text:list-item>
      </text:list>
      <text:p text:style-name="Standard"><text:span text:style-name="Strong_20_Emphasis"><text:span text:style-name="T5"/></text:span></text:p>
      <text:p text:style-name="P5">The South China Sea dispute is a complex and ongoing issue that affects regional and global stability. While diplomatic efforts are being made to reduce tensions, the risk of escalation remains high. The international community must find a way to balance China’s ambitions with the rights of other nations and maintain peace in this vital part of the world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4:58:41.575282788</meta:creation-date>
    <dc:date>2025-03-25T15:02:38.837688499</dc:date>
    <meta:editing-duration>PT3M58S</meta:editing-duration>
    <meta:editing-cycles>1</meta:editing-cycles>
    <meta:document-statistic meta:table-count="0" meta:image-count="0" meta:object-count="0" meta:page-count="1" meta:paragraph-count="18" meta:word-count="476" meta:character-count="3079" meta:non-whitespace-character-count="2633"/>
    <meta:generator>LibreOffice/7.3.7.2$Linux_X86_64 LibreOffice_project/30$Build-2</meta:generator>
  </office:meta>
</office:document-meta>
</file>